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color="#C9211E"/>
    </style:style>
    <style:style style:name="P12" style:parent-style-name="Textbody" style:family="paragraph">
      <style:text-properties fo:color="#C9211E"/>
    </style:style>
    <style:style style:name="P13" style:parent-style-name="Textbody" style:family="paragraph">
      <style:paragraph-properties fo:break-before="page"/>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text-properties fo:font-style="italic" style:font-style-asian="italic" style:font-style-complex="italic"/>
    </style:style>
    <style:style style:name="P17" style:parent-style-name="Textbody" style:family="paragraph">
      <style:text-properties fo:font-style="italic" style:font-style-asian="italic" style:font-style-complex="italic"/>
    </style:style>
    <style:style style:name="P18" style:parent-style-name="Textbody" style:family="paragraph">
      <style:text-properties fo:font-style="italic" style:font-style-asian="italic" style:font-style-complex="italic"/>
    </style:style>
    <style:style style:name="P19" style:parent-style-name="Textbody" style:family="paragraph">
      <style:text-properties fo:font-style="italic" style:font-style-asian="italic" style:font-style-complex="italic"/>
    </style:style>
    <style:style style:name="P20" style:parent-style-name="Textbody" style:family="paragraph">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extbody" style:family="paragraph">
      <style:text-properties fo:font-style="italic" style:font-style-asian="italic" style:font-style-complex="italic"/>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P33" style:parent-style-name="Textbody" style:family="paragraph">
      <style:text-properties fo:font-style="italic" style:font-style-asian="italic" style:font-style-complex="italic"/>
    </style:style>
    <style:style style:name="P34" style:parent-style-name="Textbody" style:family="paragraph">
      <style:text-properties fo:font-style="italic" style:font-style-asian="italic" style:font-style-complex="italic"/>
    </style:style>
    <style:style style:name="P35" style:parent-style-name="Textbody" style:family="paragraph">
      <style:text-properties fo:font-style="italic" style:font-style-asian="italic" style:font-style-complex="italic"/>
    </style:style>
    <style:style style:name="P36" style:parent-style-name="Textbody" style:family="paragraph">
      <style:text-properties fo:font-style="italic" style:font-style-asian="italic" style:font-style-complex="italic"/>
    </style:style>
    <style:style style:name="P37" style:parent-style-name="Textbody" style:family="paragraph">
      <style:text-properties fo:font-style="italic" style:font-style-asian="italic" style:font-style-complex="italic"/>
    </style:style>
    <style:style style:name="P38" style:parent-style-name="Textbody" style:family="paragraph"/>
    <style:style style:name="T39" style:parent-style-name="Absatz-Standardschriftart" style:family="text">
      <style:text-properties fo:font-style="italic" style:font-style-asian="italic" style:font-style-complex="italic"/>
    </style:style>
    <style:style style:name="T40" style:parent-style-name="Absatz-Standardschriftart" style:family="text">
      <style:text-properties fo:font-style="italic" style:font-style-asian="italic" style:font-style-complex="italic" fo:color="#000000"/>
    </style:style>
    <style:style style:name="P41" style:parent-style-name="Textbody" style:family="paragraph">
      <style:text-properties fo:font-style="italic" style:font-style-asian="italic" style:font-style-complex="italic" fo:color="#000000"/>
    </style:style>
    <style:style style:name="P42" style:parent-style-name="Textbody" style:family="paragraph">
      <style:text-properties fo:font-style="italic" style:font-style-asian="italic" style:font-style-complex="italic" fo:color="#000000"/>
    </style:style>
    <style:style style:name="P43" style:parent-style-name="Textbody" style:family="paragraph">
      <style:text-properties fo:font-style="italic" style:font-style-asian="italic" style:font-style-complex="italic" fo:color="#000000"/>
    </style:style>
    <style:style style:name="P44" style:parent-style-name="Textbody" style:family="paragraph">
      <style:text-properties fo:font-style="italic" style:font-style-asian="italic" style:font-style-complex="italic" fo:color="#000000"/>
    </style:style>
    <style:style style:name="P45" style:parent-style-name="Textbody" style:family="paragraph">
      <style:text-properties fo:font-style="italic" style:font-style-asian="italic" style:font-style-complex="italic" fo:color="#000000"/>
    </style:style>
    <style:style style:name="P46" style:parent-style-name="Textbody" style:family="paragraph">
      <style:text-properties fo:font-style="italic" style:font-style-asian="italic" style:font-style-complex="italic" fo:color="#000000"/>
    </style:style>
    <style:style style:name="P47" style:parent-style-name="Textbody" style:family="paragraph">
      <style:text-properties fo:font-style="italic" style:font-style-asian="italic" style:font-style-complex="italic" fo:color="#000000"/>
    </style:style>
    <style:style style:name="P48" style:parent-style-name="Textbody" style:family="paragraph">
      <style:text-properties fo:font-style="italic" style:font-style-asian="italic" style:font-style-complex="italic" fo:color="#000000"/>
    </style:style>
    <style:style style:name="P49" style:parent-style-name="Textbody" style:family="paragraph">
      <style:text-properties fo:font-style="italic" style:font-style-asian="italic" style:font-style-complex="italic" fo:color="#000000"/>
    </style:style>
    <style:style style:name="P50" style:parent-style-name="Textbody" style:family="paragraph">
      <style:text-properties fo:font-style="italic" style:font-style-asian="italic" style:font-style-complex="italic" fo:color="#000000"/>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P57" style:parent-style-name="Textbody" style:family="paragraph">
      <style:text-properties fo:font-style="italic" style:font-style-asian="italic" style:font-style-complex="italic"/>
    </style:style>
    <style:style style:name="T58" style:parent-style-name="Absatz-Standardschriftart" style:family="text">
      <style:text-properties fo:font-size="18pt" style:font-size-asian="18pt" style:font-size-complex="18pt"/>
    </style:style>
    <style:style style:name="P59" style:parent-style-name="Textbody" style:family="paragraph">
      <style:text-properties fo:font-style="italic" style:font-style-asian="italic" style:font-style-complex="italic" fo:color="#3465A4"/>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fo:font-style="italic" style:font-style-asian="italic" style:font-style-complex="italic" fo:color="#3465A4"/>
    </style:style>
    <style:style style:name="T63" style:parent-style-name="Absatz-Standardschriftart" style:family="text">
      <style:text-properties fo:font-size="18pt" style:font-size-asian="18pt" style:font-size-complex="18pt"/>
    </style:style>
    <style:style style:name="T64" style:parent-style-name="Absatz-Standardschriftart" style:family="text">
      <style:text-properties fo:font-size="18pt" style:font-size-asian="18pt" style:font-size-complex="18pt"/>
    </style:style>
    <style:style style:name="P65" style:parent-style-name="Textbody" style:family="paragraph">
      <style:text-properties fo:font-size="11pt" style:font-size-asian="11pt"/>
    </style:style>
    <style:style style:name="P66" style:parent-style-name="Textbody" style:family="paragraph">
      <style:text-properties fo:font-style="italic" style:font-style-asian="italic" style:font-style-complex="italic" fo:color="#3465A4"/>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Textbody" style:family="paragraph">
      <style:text-properties fo:font-style="italic" style:font-style-asian="italic" style:font-style-complex="italic"/>
    </style:style>
    <style:style style:name="P70" style:parent-style-name="Textbody" style:family="paragraph">
      <style:text-properties fo:font-style="italic" style:font-style-asian="italic" style:font-style-complex="italic" fo:color="#3465A4"/>
    </style:style>
    <style:style style:name="P71" style:parent-style-name="Textbody" style:family="paragraph">
      <style:text-properties fo:font-style="italic" style:font-style-asian="italic" style:font-style-complex="italic" fo:color="#3465A4"/>
    </style:style>
    <style:style style:name="P72" style:parent-style-name="Überschrift4" style:family="paragraph">
      <style:text-properties fo:color="#000000"/>
    </style:style>
    <style:style style:name="P73" style:parent-style-name="Überschrift4" style:family="paragraph">
      <style:text-properties fo:color="#000000"/>
    </style:style>
    <style:style style:name="P74" style:parent-style-name="Textbody" style:family="paragraph">
      <style:text-properties fo:font-style="italic" style:font-style-asian="italic" style:font-style-complex="italic" fo:color="#000000"/>
    </style:style>
    <style:style style:name="T75" style:parent-style-name="Absatz-Standardschriftart" style:family="text">
      <style:text-properties fo:font-style="italic" style:font-style-asian="italic" style:font-style-complex="italic" fo:color="#3465A4"/>
    </style:style>
    <style:style style:name="T7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77" style:parent-style-name="Absatz-Standardschriftart" style:family="text">
      <style:text-properties fo:font-style="italic" style:font-style-asian="italic" style:font-style-complex="italic" fo:color="#3465A4"/>
    </style:style>
    <style:style style:name="T7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79" style:parent-style-name="Absatz-Standardschriftart" style:family="text">
      <style:text-properties fo:font-style="italic" style:font-style-asian="italic" style:font-style-complex="italic" fo:color="#3465A4"/>
    </style:style>
    <style:style style:name="T80" style:parent-style-name="Absatz-Standardschriftart" style:family="text">
      <style:text-properties fo:font-style="italic" style:font-style-asian="italic" style:font-style-complex="italic" fo:color="#3465A4"/>
    </style:style>
    <style:style style:name="P81" style:parent-style-name="Textbody" style:family="paragraph">
      <style:text-properties fo:font-style="italic" style:font-style-asian="italic" style:font-style-complex="italic" fo:color="#3465A4"/>
    </style:style>
    <style:style style:name="T82" style:parent-style-name="Absatz-Standardschriftart" style:family="text">
      <style:text-properties fo:color="#C9211E"/>
    </style:style>
    <style:style style:name="T83" style:parent-style-name="Absatz-Standardschriftart" style:family="text">
      <style:text-properties fo:font-style="italic" style:font-style-asian="italic" style:font-style-complex="italic" fo:color="#3465A4"/>
    </style:style>
    <style:style style:name="T84" style:parent-style-name="Absatz-Standardschriftart" style:family="text">
      <style:text-properties fo:font-weight="bold" style:font-weight-asian="bold" style:font-weight-complex="bold" fo:font-style="italic" style:font-style-asian="italic" style:font-style-complex="italic" fo:color="#3465A4"/>
    </style:style>
    <style:style style:name="T85" style:parent-style-name="Absatz-Standardschriftart" style:family="text">
      <style:text-properties fo:font-style="italic" style:font-style-asian="italic" style:font-style-complex="italic" fo:color="#3465A4"/>
    </style:style>
    <style:style style:name="P86" style:parent-style-name="Textbody" style:family="paragraph">
      <style:text-properties fo:font-style="italic" style:font-style-asian="italic" style:font-style-complex="italic" fo:color="#000000"/>
    </style:style>
    <style:style style:name="P87" style:parent-style-name="Textbody" style:family="paragraph">
      <style:text-properties fo:font-style="italic" style:font-style-asian="italic" style:font-style-complex="italic" fo:color="#3465A4"/>
    </style:style>
    <style:style style:name="P88" style:parent-style-name="Textbody" style:family="paragraph">
      <style:text-properties fo:font-style="italic" style:font-style-asian="italic" style:font-style-complex="italic" fo:color="#3465A4"/>
    </style:style>
    <style:style style:name="T89" style:parent-style-name="Absatz-Standardschriftart" style:family="text">
      <style:text-properties fo:font-size="18pt" style:font-size-asian="18pt" style:font-size-complex="18pt"/>
    </style:style>
    <style:style style:name="P90" style:parent-style-name="Textbody" style:family="paragraph">
      <style:text-properties fo:font-style="italic" style:font-style-asian="italic" style:font-style-complex="italic" fo:color="#3465A4"/>
    </style:style>
    <style:style style:name="TableColumn92" style:family="table-column">
      <style:table-column-properties style:column-width="2.2527in" style:use-optimal-column-width="false"/>
    </style:style>
    <style:style style:name="TableColumn93" style:family="table-column">
      <style:table-column-properties style:column-width="4.6722in" style:use-optimal-column-width="false"/>
    </style:style>
    <style:style style:name="Table91" style:family="table">
      <style:table-properties style:width="6.925in" fo:margin-left="0in" table:align="left"/>
    </style:style>
    <style:style style:name="TableRow94" style:family="table-row">
      <style:table-row-properties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font-style="italic" style:font-style-asian="italic" style:font-style-complex="italic" fo:color="#3465A4"/>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extbody" style:family="paragraph">
      <style:text-properties fo:font-style="italic" style:font-style-asian="italic" style:font-style-complex="italic"/>
    </style:style>
    <style:style style:name="P129" style:parent-style-name="Textbody" style:family="paragraph">
      <style:text-properties fo:font-style="italic" style:font-style-asian="italic" style:font-style-complex="italic" fo:color="#3465A4"/>
    </style:style>
    <style:style style:name="P130" style:parent-style-name="Textbody" style:family="paragraph">
      <style:text-properties fo:font-style="italic" style:font-style-asian="italic" style:font-style-complex="italic" fo:color="#3465A4"/>
    </style:style>
    <style:style style:name="P131" style:parent-style-name="Textbody" style:family="paragraph">
      <style:text-properties fo:font-style="italic" style:font-style-asian="italic" style:font-style-complex="italic" fo:color="#3465A4"/>
    </style:style>
    <style:style style:name="T132" style:parent-style-name="Absatz-Standardschriftart" style:family="text">
      <style:text-properties fo:font-style="italic" style:font-style-asian="italic" style:font-style-complex="italic" fo:color="#3465A4"/>
    </style:style>
    <style:style style:name="T13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34" style:parent-style-name="Absatz-Standardschriftart" style:family="text">
      <style:text-properties fo:font-style="italic" style:font-style-asian="italic" style:font-style-complex="italic" fo:color="#3465A4"/>
    </style:style>
    <style:style style:name="T135" style:parent-style-name="Absatz-Standardschriftart" style:family="text">
      <style:text-properties fo:font-style="italic" style:font-style-asian="italic" style:font-style-complex="italic" fo:color="#3465A4"/>
    </style:style>
    <style:style style:name="P136" style:parent-style-name="Textbody" style:family="paragraph">
      <style:text-properties fo:font-style="italic" style:font-style-asian="italic" style:font-style-complex="italic"/>
    </style:style>
    <style:style style:name="P137" style:parent-style-name="Textbody" style:family="paragraph">
      <style:text-properties fo:font-style="italic" style:font-style-asian="italic" style:font-style-complex="italic" fo:color="#3465A4"/>
    </style:style>
    <style:style style:name="TableColumn139" style:family="table-column">
      <style:table-column-properties style:column-width="1.6895in" style:use-optimal-column-width="false"/>
    </style:style>
    <style:style style:name="TableColumn140" style:family="table-column">
      <style:table-column-properties style:column-width="1.684in" style:use-optimal-column-width="false"/>
    </style:style>
    <style:style style:name="TableColumn141" style:family="table-column">
      <style:table-column-properties style:column-width="3.5513in" style:use-optimal-column-width="false"/>
    </style:style>
    <style:style style:name="Table138" style:family="table">
      <style:table-properties style:width="6.925in" fo:margin-left="0in" table:align="left"/>
    </style:style>
    <style:style style:name="TableRow142" style:family="table-row">
      <style:table-row-properties style:use-optimal-row-height="false"/>
    </style:style>
    <style:style style:name="TableCell143" style:family="table-cell">
      <style:table-cell-properties fo:border="none" style:writing-mode="lr-tb" fo:padding-top="0in" fo:padding-left="0.0069in" fo:padding-bottom="0in" fo:padding-right="0.0069in"/>
    </style:style>
    <style:style style:name="P144" style:parent-style-name="TableContents" style:family="paragraph">
      <style:text-properties fo:font-weight="bold" style:font-weight-asian="bold" style:font-weight-complex="bold"/>
    </style:style>
    <style:style style:name="TableCell145" style:family="table-cell">
      <style:table-cell-properties fo:border="none" style:writing-mode="lr-tb" fo:padding-top="0in" fo:padding-left="0.0069in" fo:padding-bottom="0in" fo:padding-right="0.0069in"/>
    </style:style>
    <style:style style:name="P146" style:parent-style-name="TableContents" style:family="paragraph">
      <style:text-properties fo:font-weight="bold" style:font-weight-asian="bold" style:font-weight-complex="bold"/>
    </style:style>
    <style:style style:name="TableCell147" style:family="table-cell">
      <style:table-cell-properties fo:border="none" style:writing-mode="lr-tb" fo:padding-top="0in" fo:padding-left="0.0069in" fo:padding-bottom="0in" fo:padding-right="0.0069in"/>
    </style:style>
    <style:style style:name="P148" style:parent-style-name="TableContents" style:family="paragraph">
      <style:text-properties fo:font-weight="bold" style:font-weight-asian="bold" style:font-weight-complex="bold"/>
    </style:style>
    <style:style style:name="TableRow149" style:family="table-row">
      <style:table-row-properties style:use-optimal-row-height="false"/>
    </style:style>
    <style:style style:name="TableCell150" style:family="table-cell">
      <style:table-cell-properties fo:border="none" style:writing-mode="lr-tb" fo:padding-top="0in" fo:padding-left="0.0069in" fo:padding-bottom="0in" fo:padding-right="0.0069in"/>
    </style:style>
    <style:style style:name="TableCell151" style:family="table-cell">
      <style:table-cell-properties fo:border="none" style:writing-mode="lr-tb" fo:padding-top="0in" fo:padding-left="0.0069in" fo:padding-bottom="0in" fo:padding-right="0.0069in"/>
    </style:style>
    <style:style style:name="TableCell152" style:family="table-cell">
      <style:table-cell-properties fo:border="none" style:writing-mode="lr-tb" fo:padding-top="0in" fo:padding-left="0.0069in" fo:padding-bottom="0in" fo:padding-right="0.0069in"/>
    </style:style>
    <style:style style:name="TableRow153" style:family="table-row">
      <style:table-row-properties style:use-optimal-row-height="false"/>
    </style:style>
    <style:style style:name="TableCell154" style:family="table-cell">
      <style:table-cell-properties fo:border="none" style:writing-mode="lr-tb" fo:padding-top="0in" fo:padding-left="0.0069in" fo:padding-bottom="0in" fo:padding-right="0.0069in"/>
    </style:style>
    <style:style style:name="TableCell155" style:family="table-cell">
      <style:table-cell-properties fo:border="none" style:writing-mode="lr-tb" fo:padding-top="0in" fo:padding-left="0.0069in" fo:padding-bottom="0in" fo:padding-right="0.0069in"/>
    </style:style>
    <style:style style:name="TableCell156" style:family="table-cell">
      <style:table-cell-properties fo:border="none" style:writing-mode="lr-tb" fo:padding-top="0in" fo:padding-left="0.0069in" fo:padding-bottom="0in" fo:padding-right="0.0069in"/>
    </style:style>
    <style:style style:name="TableRow157" style:family="table-row">
      <style:table-row-properties style:use-optimal-row-height="false"/>
    </style:style>
    <style:style style:name="TableCell158" style:family="table-cell">
      <style:table-cell-properties fo:border="none" style:writing-mode="lr-tb" fo:padding-top="0in" fo:padding-left="0.0069in" fo:padding-bottom="0in" fo:padding-right="0.0069in"/>
    </style:style>
    <style:style style:name="TableCell159" style:family="table-cell">
      <style:table-cell-properties fo:border="none" style:writing-mode="lr-tb" fo:padding-top="0in" fo:padding-left="0.0069in" fo:padding-bottom="0in" fo:padding-right="0.0069in"/>
    </style:style>
    <style:style style:name="TableCell160" style:family="table-cell">
      <style:table-cell-properties fo:border="none" style:writing-mode="lr-tb" fo:padding-top="0in" fo:padding-left="0.0069in" fo:padding-bottom="0in" fo:padding-right="0.0069in"/>
    </style:style>
    <style:style style:name="TableRow161" style:family="table-row">
      <style:table-row-properties style:use-optimal-row-height="false"/>
    </style:style>
    <style:style style:name="TableCell162" style:family="table-cell">
      <style:table-cell-properties fo:border="none" style:writing-mode="lr-tb" fo:padding-top="0in" fo:padding-left="0.0069in" fo:padding-bottom="0in" fo:padding-right="0.0069in"/>
    </style:style>
    <style:style style:name="TableCell163" style:family="table-cell">
      <style:table-cell-properties fo:border="none" style:writing-mode="lr-tb" fo:padding-top="0in" fo:padding-left="0.0069in" fo:padding-bottom="0in" fo:padding-right="0.0069in"/>
    </style:style>
    <style:style style:name="TableCell164" style:family="table-cell">
      <style:table-cell-properties fo:border="none" style:writing-mode="lr-tb" fo:padding-top="0in" fo:padding-left="0.0069in" fo:padding-bottom="0in" fo:padding-right="0.0069in"/>
    </style:style>
    <style:style style:name="P165" style:parent-style-name="Textbody" style:family="paragraph">
      <style:text-properties fo:font-style="italic" style:font-style-asian="italic" style:font-style-complex="italic"/>
    </style:style>
    <style:style style:name="P166" style:parent-style-name="Textbody" style:family="paragraph">
      <style:text-properties fo:font-style="italic" style:font-style-asian="italic" style:font-style-complex="italic" fo:color="#3465A4"/>
    </style:style>
    <style:style style:name="P167" style:parent-style-name="Textbody" style:family="paragraph">
      <style:text-properties fo:font-style="italic" style:font-style-asian="italic" style:font-style-complex="italic" fo:color="#3465A4"/>
    </style:style>
    <style:style style:name="P168" style:parent-style-name="Textbody" style:family="paragraph">
      <style:text-properties fo:font-style="italic" style:font-style-asian="italic" style:font-style-complex="italic" fo:color="#3465A4"/>
    </style:style>
    <style:style style:name="P169" style:parent-style-name="Textbody" style:family="paragraph">
      <style:text-properties fo:font-style="italic" style:font-style-asian="italic" style:font-style-complex="italic" fo:color="#3465A4"/>
    </style:style>
    <style:style style:name="P170" style:parent-style-name="Textbody" style:family="paragraph">
      <style:text-properties fo:font-style="italic" style:font-style-asian="italic" style:font-style-complex="italic"/>
    </style:style>
    <style:style style:name="T171" style:parent-style-name="Absatz-Standardschriftart" style:family="text">
      <style:text-properties fo:font-style="italic" style:font-style-asian="italic" style:font-style-complex="italic" fo:color="#3465A4"/>
    </style:style>
    <style:style style:name="T172" style:parent-style-name="Absatz-Standardschriftart" style:family="text">
      <style:text-properties fo:color="#3465A4"/>
    </style:style>
    <style:style style:name="T173" style:parent-style-name="Absatz-Standardschriftart" style:family="text">
      <style:text-properties fo:font-style="italic" style:font-style-asian="italic" style:font-style-complex="italic" fo:color="#3465A4"/>
    </style:style>
    <style:style style:name="P174" style:parent-style-name="Textbody" style:family="paragraph">
      <style:text-properties fo:font-style="italic" style:font-style-asian="italic" style:font-style-complex="italic"/>
    </style:style>
    <style:style style:name="P175" style:parent-style-name="Textbody" style:family="paragraph">
      <style:text-properties fo:font-style="italic" style:font-style-asian="italic" style:font-style-complex="italic" fo:color="#3465A4"/>
    </style:style>
    <style:style style:name="T176" style:parent-style-name="Absatz-Standardschriftart" style:family="text">
      <style:text-properties fo:font-style="italic" style:font-style-asian="italic" style:font-style-complex="italic" fo:color="#3465A4"/>
    </style:style>
    <style:style style:name="T17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78" style:parent-style-name="Absatz-Standardschriftart" style:family="text">
      <style:text-properties fo:font-style="italic" style:font-style-asian="italic" style:font-style-complex="italic" fo:color="#3465A4"/>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ezeichung]</text:p>
      <text:p text:style-name="Standard"/>
      <text:p text:style-name="Standard">Name:<text:s/>Kölblin, Jonas<text:line-break/>Martrikelnummer:<text:s/>7150881</text:p>
      <text:p text:style-name="Standard"/>
      <text:p text:style-name="Standard"/>
      <text:p text:style-name="Standard">Abgabedatum:<text:s/>31.05.2023</text:p>
      <text:p text:style-name="P11"/>
      <text:p text:style-name="P12"/>
      <text:soft-page-break/>
      <text:p text:style-name="P13">Allgemeine Anmerkungen:</text:p>
      <text:list text:style-name="LFO1" text:continue-numbering="true">
        <text:list-item>
          <text:p text:style-name="P14">Gesamt-Punktzahl: 60P (zum Bestehen mit 4,0 werden<text:s/>30P benötigt)</text:p>
        </text:list-item>
        <text:list-item>
          <text:p text:style-name="P15">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text:s/>behandelt, daher hier keine Ausführung”)</text:p>
        </text:list-item>
        <text:list-item>
          <text:p text:style-name="P17">alles muss in UTF-8 codiert sein (Text und Code)</text:p>
        </text:list-item>
        <text:list-item>
          <text:p text:style-name="P18">das Dokument muss als PDF abgegeben werden</text:p>
        </text:list-item>
        <text:list-item>
          <text:p text:style-name="P19">es gibt keine mündlichen Nebenabreden / Ausnahmen – alles muss so bearbeitet werden, wie es schriftlich gefordert ist</text:p>
        </text:list-item>
        <text:list-item>
          <text:p text:style-name="P20">alles<text:s/>muss ins Repository (Code, Ausarbeitung und alles was damit zusammenhängt)</text:p>
        </text:list-item>
        <text:list-item>
          <text:p text:style-name="P21">die Beispiele sollten wenn möglich vom aktuellen Stand genommen werden</text:p>
          <text:list text:continue-numbering="true">
            <text:list-item>
              <text:p text:style-name="P22">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4">falls verlangte Negativ-Beispiele nicht vorhanden sind, müssen entsprechend mehr Positiv-Beispiele gebracht werden</text:p>
          <text:list text:continue-numbering="true">
            <text:list-item>
              <text:p text:style-name="P25">Achtung: werden im Code entsprechende Negativ-Beispiele gefunden, gibt es keine Punkte für die zusätzlichen Positiv-Beispiele sondern 0,5P Abzug für das fehlende Negativ-Beispiel</text:p>
            </text:list-item>
            <text:list-item>
              <text:p text:style-name="P26">Beispiel</text:p>
              <text:list text:continue-numbering="true">
                <text:list-item>
                  <text:p text:style-name="P27">“Nennen Sie jeweils eine Klasse, die das SRP einhält bzw. verletzt.” (2P)</text:p>
                  <text:list text:continue-numbering="true">
                    <text:list-item>
                      <text:p text:style-name="P28">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0,5P</text:p>
                    </text:list-item>
                  </text:list>
                </text:list-item>
              </text:list>
            </text:list-item>
          </text:list>
        </text:list-item>
        <text:list-item>
          <text:p text:style-name="P30">verlangte Positiv-Beispiele müssen gebracht werden – im Zweifel müssen sie extra für die Lösung der Aufgabe implementiert werden</text:p>
        </text:list-item>
        <text:list-item>
          <text:p text:style-name="P31">Code-Beispiel = Code in das Dokument kopieren (inkl. Syntax-Highlighting)</text:p>
        </text:list-item>
        <text:list-item>
          <text:p text:style-name="P32">falls Bezug auf den Code genommen wird: entsprechende Code-Teile in das Dokument kopieren (inkl Syntax-Highlighting)</text:p>
        </text:list-item>
        <text:list-item>
          <text:p text:style-name="P33">bei UML-Diagrammen immer die öffentlichen Methoden und Felder angegeben – private Methoden/Felder nur angeben, wenn sie zur Klärung beitragen</text:p>
        </text:list-item>
        <text:list-item>
          <text:p text:style-name="P34">bei UML-Diagrammen immer unaufgefordert die zusammenspielenden Klassen ergänzen, falls diese Teil der Aufgabe sind</text:p>
        </text:list-item>
        <text:list-item>
          <text:p text:style-name="P35">Klassennamen/Variablennamen/etc im Dokument so benennen, wie sie im Code benannt sind (z.B. im Dokument nicht anfangen, englische Klassennamen zu übersetzen)</text:p>
        </text:list-item>
        <text:list-item>
          <text:p text:style-name="P36">die Aufgaben sind von vorne herein bekannt und müssen wie gefordert gelöst werden – z.B. ist es keine Lösung zu schreiben, dass es das nicht im Code gibt</text:p>
          <text:list text:continue-numbering="true">
            <text:list-item>
              <text:p text:style-name="P37">Beispiel 1</text:p>
              <text:list text:continue-numbering="true">
                <text:list-item>
                  <text:p text:style-name="P38"><text:span text:style-name="T39">Aufgabe:<text:s/></text:span><text:span text:style-name="T40"><text:s/>Analyse und Begründung des Einsatzes von 2 Fake/Mock-Objekten</text:span></text:p>
                </text:list-item>
                <text:list-item>
                  <text:p text:style-name="P41">Antwort: Es wurden keine Fake/Mock-Objekte gebraucht.</text:p>
                </text:list-item>
                <text:list-item>
                  <text:p text:style-name="P42">Punkte: 0P</text:p>
                </text:list-item>
              </text:list>
            </text:list-item>
            <text:list-item>
              <text:p text:style-name="P43">Beispiel 2</text:p>
              <text:list text:continue-numbering="true">
                <text:list-item>
                  <text:p text:style-name="P44">Aufgabe: <text:s/>UML, Beschreibung und Begründung des Einsatzes eines Repositories</text:p>
                </text:list-item>
                <text:list-item>
                  <text:p text:style-name="P45">Antwort: Die Applikation enthält kein Repository</text:p>
                </text:list-item>
                <text:list-item>
                  <text:p text:style-name="P46">Punkte</text:p>
                  <text:list text:continue-numbering="true">
                    <text:list-item>
                      <text:p text:style-name="P47">falls (was quasi nie vorkommt) die Fachlichkeit tatsächlich kein Repository hergibt: volle<text:s/>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continue-numbering="true">
                <text:list-item>
                  <text:p text:style-name="P50">Aufgabe: <text:s/>UML von 2 implementierte unterschiedliche Entwurfsmuster aus der Vorlesung</text:p>
                </text:list-item>
                <text:list-item>
                  <text:p text:style-name="P51">Antwort: <text:s/>es wurden keine Entwurfsmuster gebraucht/implementiert</text:p>
                </text:list-item>
                <text:list-item>
                  <text:p text:style-name="P52">Punkt: 0P</text:p>
                </text:list-item>
              </text:list>
            </text:list-item>
          </text:list>
        </text:list-item>
      </text:list>
      <text:p text:style-name="P53"/>
      <text:p text:style-name="P54"/>
      <text:p text:style-name="P55"/>
      <text:p text:style-name="P56"/>
      <text:p text:style-name="P57"/>
      <text:h text:style-name="Überschrift1" text:outline-level="1">Kapitel 1:<text:s/><text:span text:style-name="T58">Einführung</text:span><text:s text:c="2"/>(4P)</text:h>
      <text:h text:style-name="Überschrift3" text:outline-level="3">Übersicht über die Applikation (1P)</text:h>
      <text:p text:style-name="P59">[Was macht die Applikation? Wie funktioniert sie? Welches Problem löst sie/welchen Zweck hat sie?]</text:p>
      <text:soft-page-break/>
      <text:h text:style-name="Überschrift3" text:outline-level="3">Starten der Applikation (1P)</text:h>
      <text:p text:style-name="P60">[Wie startet man die Applikation? Was für Voraussetzungen werden benötigt? Schritt-für-Schritt-Anleitung]</text:p>
      <text:h text:style-name="Überschrift3" text:outline-level="3">Technischer Überblick (2P)</text:h>
      <text:p text:style-name="P61">[Nennung und Erläuterung der Technologien (z.B. Java, MySQL, …), jeweils Begründung für den Einsatz der Technologien]</text:p>
      <text:p text:style-name="P62"/>
      <text:h text:style-name="Überschrift1" text:outline-level="1">Kapitel 2: Clean Archite<text:span text:style-name="T63">ctu</text:span><text:span text:style-name="T64">re (8P)</text:span></text:h>
      <text:p text:style-name="P65">Briem: Clean Architecture</text:p>
      <text:h text:style-name="Überschrift3" text:outline-level="3">Was ist Clean Architecture? (1P)</text:h>
      <text:p text:style-name="P66">[allgemeine Beschreibung der Clean Architecture in eigenen Worten]</text:p>
      <text:h text:style-name="Überschrift3" text:outline-level="3">Analyse der Dependency Rule (3P)</text:h>
      <text:p text:style-name="P67">[1 Klasse, die die Dependency Rule einhält und 1 Klasse, die die Dependency Rule verletzt; <text:s text:c="2"/>jeweils UML (mind. die<text:s/>betreffende Klasse inkl. der Klassen, die von ihr abhängen bzw. von der sie abhängt) und Analyse der Abhängigkeiten in beide Richtungen (d.h., von wem hängt die Klasse ab und wer hängt von der Klasse ab) in Bezug auf die Dependency Rule]</text:p>
      <text:h text:style-name="Überschrift4" text:outline-level="4">Positiv-Beispiel:<text:s/>Dependency Rule</text:h>
      <text:h text:style-name="Überschrift4" text:outline-level="4">Negativ-Beispiel: Dependency Rule</text:h>
      <text:h text:style-name="Überschrift3" text:outline-level="3">Analyse der Schichten<text:s/>(4P)</text:h>
      <text:p text:style-name="P68">[jeweils 1 Klasse zu 2 unterschiedlichen Schichten der Clean-Architecture: jeweils UML (mind. betreffende Klasse und ggf. auch zusammenspielenden Klassen), Beschreibung der Aufgabe, Einordnung mit Begründung in die Clean-Architecture]</text:p>
      <text:h text:style-name="Überschrift4" text:outline-level="4">Schicht: [Name]</text:h>
      <text:h text:style-name="Überschrift4" text:outline-level="4">Schicht: [Name]</text:h>
      <text:p text:style-name="P69"/>
      <text:p text:style-name="Textbody"/>
      <text:h text:style-name="Überschrift1" text:outline-level="1">Kapitel 3: SOLID (8P)</text:h>
      <text:p text:style-name="Textbody">Müller: solid</text:p>
      <text:h text:style-name="Überschrift3" text:outline-level="3">Analyse<text:s/>SRP<text:s/>(3P)</text:h>
      <text:p text:style-name="P70">[jeweils eine Klasse als<text:s/>positives und negatives Beispiel für SRP; <text:s/>jeweils UML und Beschreibung der Aufgabe bzw. der Aufgaben und möglicher Lösungsweg des Negativ-Beispiels (inkl. UML)]</text:p>
      <text:soft-page-break/>
      <text:h text:style-name="Überschrift4" text:outline-level="4">Positiv-Beispiel</text:h>
      <text:h text:style-name="Überschrift4" text:outline-level="4">Negativ-Beispiel</text:h>
      <text:p text:style-name="Textbody"/>
      <text:h text:style-name="Überschrift3" text:outline-level="3">Analyse OCP (3P)</text:h>
      <text:p text:style-name="P71">[jeweils eine Klasse als positives und negatives Beispiel für OCP; <text:s/>jeweils UML und Analyse mit Begründung, warum das OCP erfüllt/nicht erfüllt wurde – falls erfüllt: warum hier sinnvoll/welches Problem gab es? Falls nicht erfüllt: wie könnte man es lösen (inkl. UML)?]</text:p>
      <text:h text:style-name="P72" text:outline-level="4">Positiv-Beispiel</text:h>
      <text:h text:style-name="P73" text:outline-level="4">Negativ-Beispiel</text:h>
      <text:p text:style-name="P74"/>
      <text:h text:style-name="Überschrift3" text:outline-level="3">Analyse [LSP/ISP/DIP] (2P)</text:h>
      <text:p text:style-name="Textbody"><text:span text:style-name="T75">[jeweils eine Klasse als positives und negatives Beispiel für entweder LSP<text:s/></text:span><text:span text:style-name="T76">oder</text:span><text:span text:style-name="T77"><text:s/>ISP<text:s/></text:span><text:span text:style-name="T78">oder</text:span><text:span text:style-name="T79"><text:s/>DIP; <text:s/>jeweils UML und Begründung, warum hier das Prinzip erfüllt/nicht erfüllt wird; beim Negativ-Beispiel UML einer möglichen Lösun</text:span><text:span text:style-name="T80">g hinzufügen]</text:span></text:p>
      <text:p text:style-name="P81">[Anm.: es darf nur ein Prinzip ausgewählt werden; es darf NICHT z.B. ein positives Beispiel für LSP und ein negatives Beispiel für ISP genommen werden]</text:p>
      <text:h text:style-name="Überschrift4" text:outline-level="4">Positiv-Beispiel</text:h>
      <text:h text:style-name="Überschrift4" text:outline-level="4">Negativ-Beispiel</text:h>
      <text:p text:style-name="Textbody"/>
      <text:h text:style-name="Überschrift1" text:outline-level="1">Kapitel 4: Weitere Prinzipien (8P)</text:h>
      <text:p text:style-name="Textbody">Müller: grasp</text:p>
      <text:h text:style-name="Überschrift3" text:outline-level="3">Analyse GRASP: Geringe Kopplung (3P)<text:span text:style-name="T82"><text:s text:c="2"/></text:span><text:s text:c="2"/></text:h>
      <text:p text:style-name="Textbody"><text:span text:style-name="T83">[eine<text:s/></text:span><text:span text:style-name="T84">bis jetzt noch nicht behandelte</text:span><text:span text:style-name="T85"><text:s/>Klasse als positives Beispiel geringer Kopplung; UML mit zusammenspielenden Klassen, Aufgabenbeschreibung der Klasse und Begründung, warum hier eine geringe Kopplung vorliegt]</text:span></text:p>
      <text:p text:style-name="P86"/>
      <text:h text:style-name="Überschrift3" text:outline-level="3">Analyse GRASP:<text:s/>[Polymorphismus/Pure Fabrication]<text:s/>(3P) <text:s/></text:h>
      <text:p text:style-name="P87">[eine Klasse als positives Beispiel entweder von Polymorphismus oder von Pure Fabrication; UML Diagramm und Begründung, warum es hier zum Einsatz kommt]</text:p>
      <text:h text:style-name="Überschrift3" text:outline-level="3">DRY<text:s/>(2P)</text:h>
      <text:p text:style-name="P88">[ein Commit angeben, bei dem duplizierter Code/duplizierte Logik aufgelöst wurde; Code-Beispiele (vorher/nachher) einfügen; begründen und Auswirkung beschreiben – ggf. UML zum Verständnis ergänzen]</text:p>
      <text:h text:style-name="Überschrift1" text:outline-level="1"/>
      <text:h text:style-name="Überschrift1" text:outline-level="1">Kapitel 5:<text:s/><text:span text:style-name="T89">Unit Tests</text:span><text:s/>(8P)</text:h>
      <text:p text:style-name="Textbody">Briem: unit-testing</text:p>
      <text:h text:style-name="Überschrift3" text:outline-level="3">10 Unit Tests (2P)</text:h>
      <text:p text:style-name="P90">[Nennung von 10 Unit-Tests und Beschreibung, was getestet wird]</text:p>
      <table:table table:style-name="Table91">
        <table:table-columns>
          <table:table-column table:style-name="TableColumn92"/>
          <table:table-column table:style-name="TableColumn93"/>
        </table:table-columns>
        <table:table-row table:style-name="TableRow94">
          <table:table-cell table:style-name="TableCell95">
            <text:p text:style-name="TableContents">Unit Test</text:p>
          </table:table-cell>
          <table:table-cell table:style-name="TableCell96">
            <text:p text:style-name="TableContents">Beschreibung</text:p>
          </table:table-cell>
        </table:table-row>
        <table:table-row table:style-name="TableRow97">
          <table:table-cell table:style-name="TableCell98">
            <text:p text:style-name="P99">Klasse#Methode</text:p>
          </table:table-cell>
          <table:table-cell table:style-name="TableCell100">
            <text:p text:style-name="TableContents"/>
          </table:table-cell>
        </table:table-row>
        <table:table-row table:style-name="TableRow101">
          <table:table-cell table:style-name="TableCell102">
            <text:p text:style-name="TableContents"/>
          </table:table-cell>
          <table:table-cell table:style-name="TableCell103">
            <text:p text:style-name="TableContents"/>
          </table:table-cell>
        </table:table-row>
        <table:table-row table:style-name="TableRow104">
          <table:table-cell table:style-name="TableCell105">
            <text:p text:style-name="TableContents"/>
          </table:table-cell>
          <table:table-cell table:style-name="TableCell106">
            <text:p text:style-name="TableContents"/>
          </table:table-cell>
        </table:table-row>
        <table:table-row table:style-name="TableRow107">
          <table:table-cell table:style-name="TableCell108">
            <text:p text:style-name="TableContents"/>
          </table:table-cell>
          <table:table-cell table:style-name="TableCell109">
            <text:p text:style-name="TableContents"/>
          </table:table-cell>
        </table:table-row>
        <table:table-row table:style-name="TableRow110">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TableContents"/>
          </table:table-cell>
          <table:table-cell table:style-name="TableCell115">
            <text:p text:style-name="TableContents"/>
          </table:table-cell>
        </table:table-row>
        <table:table-row table:style-name="TableRow116">
          <table:table-cell table:style-name="TableCell117">
            <text:p text:style-name="TableContents"/>
          </table:table-cell>
          <table:table-cell table:style-name="TableCell118">
            <text:p text:style-name="TableContents"/>
          </table:table-cell>
        </table:table-row>
        <table:table-row table:style-name="TableRow119">
          <table:table-cell table:style-name="TableCell120">
            <text:p text:style-name="TableContents"/>
          </table:table-cell>
          <table:table-cell table:style-name="TableCell121">
            <text:p text:style-name="TableContents"/>
          </table:table-cell>
        </table:table-row>
        <table:table-row table:style-name="TableRow122">
          <table:table-cell table:style-name="TableCell123">
            <text:p text:style-name="TableContents"/>
          </table:table-cell>
          <table:table-cell table:style-name="TableCell124">
            <text:p text:style-name="TableContents"/>
          </table:table-cell>
        </table:table-row>
        <table:table-row table:style-name="TableRow125">
          <table:table-cell table:style-name="TableCell126">
            <text:p text:style-name="TableContents"/>
          </table:table-cell>
          <table:table-cell table:style-name="TableCell127">
            <text:p text:style-name="TableContents"/>
          </table:table-cell>
        </table:table-row>
      </table:table>
      <text:p text:style-name="P128"/>
      <text:h text:style-name="Überschrift3" text:outline-level="3">ATRIP: Automatic<text:s/>(1P)</text:h>
      <text:p text:style-name="P129">[Begründung/Erläuterung, wie ‘Automatic’ realisiert wurde]</text:p>
      <text:h text:style-name="Überschrift3" text:outline-level="3">ATRIP: Thorough (1P)</text:h>
      <text:p text:style-name="P130">[Code Coverage im Projekt analysieren und begründen]</text:p>
      <text:h text:style-name="Überschrift3" text:outline-level="3">ATRIP: Professional (1P)</text:h>
      <text:p text:style-name="P131">[1 positves Beispiel zu ‘Professional’; Code-Beispiel, Analyse und Begründung, was professionell ist]</text:p>
      <text:h text:style-name="Überschrift3" text:outline-level="3">Fakes und Mocks (3P)</text:h>
      <text:p text:style-name="Textbody"><text:span text:style-name="T132">[Analyse und Begründung des Einsatzes von 2 Fake/Mock-Objekten (die Fake/Mocks sind<text:s/></text:span><text:span text:style-name="T133">ohne</text:span><text:span text:style-name="T134"><text:s/>Dritthersteller-Bibliothek/Framework zu implementieren); zusätzlich jeweils UML Diagramm mit Beziehungen zwischen Mock, zu mockender Kla</text:span><text:span text:style-name="T135">sse und Aufrufer des Mocks]</text:span></text:p>
      <text:p text:style-name="P136"/>
      <text:h text:style-name="Überschrift1" text:outline-level="1">Kapitel 6: Domain Driven Design (8P)</text:h>
      <text:p text:style-name="Textbody">Dostmann: DDD</text:p>
      <text:soft-page-break/>
      <text:h text:style-name="Überschrift3" text:outline-level="3">Ubiquitous Language (2P)</text:h>
      <text:p text:style-name="P137">[4 Beispiele für die Ubiquitous Language; jeweils Bezeichung, Bedeutung und kurze Begründung, warum es zur Ubiquitous Language gehört]</text:p>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Bezeichung</text:p>
          </table:table-cell>
          <table:table-cell table:style-name="TableCell145">
            <text:p text:style-name="P146">Bedeutung</text:p>
          </table:table-cell>
          <table:table-cell table:style-name="TableCell147">
            <text:p text:style-name="P148">Begründung</text:p>
          </table:table-cell>
        </table:table-row>
        <table:table-row table:style-name="TableRow149">
          <table:table-cell table:style-name="TableCell150">
            <text:p text:style-name="TableContents"/>
          </table:table-cell>
          <table:table-cell table:style-name="TableCell151">
            <text:p text:style-name="TableContents"/>
          </table:table-cell>
          <table:table-cell table:style-name="TableCell152">
            <text:p text:style-name="TableContents"/>
          </table:table-cell>
        </table:table-row>
        <table:table-row table:style-name="TableRow153">
          <table:table-cell table:style-name="TableCell154">
            <text:p text:style-name="TableContents"/>
          </table:table-cell>
          <table:table-cell table:style-name="TableCell155">
            <text:p text:style-name="TableContents"/>
          </table:table-cell>
          <table:table-cell table:style-name="TableCell156">
            <text:p text:style-name="TableContents"/>
          </table:table-cell>
        </table:table-row>
        <table:table-row table:style-name="TableRow157">
          <table:table-cell table:style-name="TableCell158">
            <text:p text:style-name="TableContents"/>
          </table:table-cell>
          <table:table-cell table:style-name="TableCell159">
            <text:p text:style-name="TableContents"/>
          </table:table-cell>
          <table:table-cell table:style-name="TableCell160">
            <text:p text:style-name="TableContents"/>
          </table:table-cell>
        </table:table-row>
        <table:table-row table:style-name="TableRow161">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P165"/>
      <text:h text:style-name="Überschrift3" text:outline-level="3">Repositories (1,5P)</text:h>
      <text:p text:style-name="P166">[UML, Beschreibung und Begründung des Einsatzes eines Repositories; falls kein Repository vorhanden: ausführliche Begründung, warum es keines geben kann/hier nicht sinnvoll ist – NICHT, warum es nicht<text:s/>implementiert wurde]</text:p>
      <text:h text:style-name="Überschrift3" text:outline-level="3">Aggregates (1,5P)</text:h>
      <text:p text:style-name="P167">[UML, Beschreibung und Begründung des Einsatzes eines Aggregates; falls kein Aggregate vorhanden: ausführliche Begründung, warum es keines geben kann/hier nicht sinnvoll ist– NICHT, warum es nicht implementiert wurde]</text:p>
      <text:h text:style-name="Überschrift3" text:outline-level="3">Entities (1,5P)</text:h>
      <text:p text:style-name="P168">[UML, Beschreibung und Begründung des Einsatzes einer Entity; falls keine Entity vorhanden: ausführliche Begründung, warum es keine geben kann/hier nicht sinnvoll ist– NICHT, warum es nicht implementiert wurde]</text:p>
      <text:h text:style-name="Überschrift3" text:outline-level="3">Value Objects (1,5P)</text:h>
      <text:p text:style-name="P169">[UML, Beschreibung und Begründung des Einsatzes eines Value Objects; falls kein Value Object vorhanden: ausführliche Begründung, warum es keines geben kann/hier nicht sinnvoll ist– NICHT, warum es nicht implementiert wurde]</text:p>
      <text:p text:style-name="P170"/>
      <text:h text:style-name="Überschrift1" text:outline-level="1">Kapitel 7: Refactoring (8P)</text:h>
      <text:p text:style-name="Textbody">Briem: refactoring</text:p>
      <text:h text:style-name="Überschrift3" text:outline-level="3">Code Smells (2P)</text:h>
      <text:p text:style-name="Textbody"><text:span text:style-name="T171">[jeweils 1 Code-Beispiel zu 2 unterschiedlichen Code Smells aus der Vorlesung; jeweils Code-Beispiel und einen möglichen Lösungsweg bzw. den genommen Lösungsweg beschreiben (inkl.</text:span><text:span text:style-name="T172"><text:s/></text:span><text:span text:style-name="T173">(Pseudo-)Code)]</text:span></text:p>
      <text:h text:style-name="Überschrift4" text:outline-level="4">[CODE SMELL 1]</text:h>
      <text:h text:style-name="Überschrift4" text:outline-level="4">[CODE SMELL 2]</text:h>
      <text:p text:style-name="P174"/>
      <text:soft-page-break/>
      <text:h text:style-name="Überschrift3" text:outline-level="3">2 Refactorings (6P)</text:h>
      <text:p text:style-name="P175">[2<text:s/>unterschiedliche Refactorings aus der Vorlesung anwenden, begründen, sowie UML vorher/nachher liefern; jeweils auf die Commits verweisen]</text:p>
      <text:p text:style-name="Textbody"/>
      <text:h text:style-name="Überschrift1" text:outline-level="1">Kapitel 8: Entwurfsmuster (8P)</text:h>
      <text:p text:style-name="Textbody">Müller: entwurfsmuster<text:s/></text:p>
      <text:p text:style-name="Textbody"><text:span text:style-name="T176">[2 unterschiedliche Entwurfsmuster aus der Vorlesung (oder<text:s/></text:span><text:span text:style-name="T177">nach Absprache</text:span><text:span text:style-name="T178"><text:s/>auch andere) jeweils sinnvoll einsetzen, begründen und UML-Diagramm]</text:span></text:p>
      <text:h text:style-name="Überschrift3" text:outline-level="3">Entwurfsmuster: [Name] (4P)</text:h>
      <text:h text:style-name="Überschrift3" text:outline-level="3">Entwurfsmuster: [Name] (4P)</text:h>
      <text:p text:style-name="Textbody"><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style:font-name-asian="Droid Sans Fallback" style:font-name-complex="Droid Sans Devanagari"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ölblin</meta:initial-creator>
    <dc:creator>Microsoft-Konto</dc:creator>
    <meta:creation-date>2023-05-27T13:13:00Z</meta:creation-date>
    <dc:date>2023-05-29T20:19:00Z</dc:date>
    <meta:template xlink:href="Normal" xlink:type="simple"/>
    <meta:editing-cycles>3</meta:editing-cycles>
    <meta:editing-duration>PT0S</meta:editing-duration>
    <meta:document-statistic meta:page-count="8" meta:paragraph-count="18" meta:word-count="1245" meta:character-count="9072" meta:row-count="65" meta:non-whitespace-character-count="7845"/>
  </office:meta>
</office:document-meta>
</file>